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21128a" officeooo:paragraph-rsid="0021128a"/>
    </style:style>
    <style:style style:name="P2" style:family="paragraph" style:parent-style-name="Standard">
      <style:text-properties officeooo:rsid="002769f2" officeooo:paragraph-rsid="002769f2"/>
    </style:style>
    <style:style style:name="P3" style:family="paragraph" style:parent-style-name="Standard">
      <style:text-properties fo:font-weight="bold" officeooo:rsid="002769f2" officeooo:paragraph-rsid="002769f2" style:font-weight-asian="bold" style:font-weight-complex="bold"/>
    </style:style>
    <style:style style:name="P4" style:family="paragraph" style:parent-style-name="Standard">
      <style:text-properties fo:font-weight="normal" officeooo:rsid="002769f2" officeooo:paragraph-rsid="002769f2" style:font-weight-asian="normal" style:font-weight-complex="normal"/>
    </style:style>
    <style:style style:name="T1" style:family="text">
      <style:text-properties officeooo:rsid="00260bf3"/>
    </style:style>
    <style:style style:name="T2" style:family="text">
      <style:text-properties officeooo:rsid="002769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am@debian:~$ mkdir FISAT</text:p>
      <text:p text:style-name="Standard">exam@debian:~$ mkdir DAY1 DAY2 DAY3</text:p>
      <text:p text:style-name="Standard">exam@debian:~$ pwd</text:p>
      <text:p text:style-name="Standard">/home/exam</text:p>
      <text:p text:style-name="Standard">exam@debian:~$ cd DAY1</text:p>
      <text:p text:style-name="Standard">exam@debian:~/DAY1$ pwd</text:p>
      <text:p text:style-name="Standard">/home/exam/DAY1</text:p>
      <text:p text:style-name="Standard">exam@debian:~/DAY1$ cat &gt; f1.txt</text:p>
      <text:p text:style-name="Standard">This is first file</text:p>
      <text:p text:style-name="Standard">^Z</text:p>
      <text:p text:style-name="Standard">[1]+ <text:s/>Stopped <text:s text:c="16"/>cat &gt; f1.txt</text:p>
      <text:p text:style-name="Standard">exam@debian:~/DAY1$ cat f1.txt</text:p>
      <text:p text:style-name="Standard">This is first file</text:p>
      <text:p text:style-name="Standard">exam@debian:~/DAY1$ cat &gt; f2.txt</text:p>
      <text:p text:style-name="Standard">This is Second file^Z</text:p>
      <text:p text:style-name="Standard">[2]+ <text:s/>Stopped <text:s text:c="16"/>cat &gt; f2.txt</text:p>
      <text:p text:style-name="Standard">exam@debian:~/DAY1$ cat f3.txt</text:p>
      <text:p text:style-name="Standard">This is Third file^Z</text:p>
      <text:p text:style-name="Standard">[3]+ <text:s/>Stopped <text:s text:c="16"/>cat &gt; f3.txt</text:p>
      <text:p text:style-name="Standard">exam@debian:~/DAY1$ cd ..</text:p>
      <text:p text:style-name="Standard">exam@debian:~$ cd DAY2</text:p>
      <text:p text:style-name="Standard">exam@debian:~/DAY2$ cat &gt; m1.txt</text:p>
      <text:p text:style-name="Standard">This is first file^Z</text:p>
      <text:p text:style-name="Standard">[4]+ <text:s/>Stopped <text:s text:c="16"/>cat &gt; m1.txt</text:p>
      <text:p text:style-name="Standard">exam@debian:~/DAY2$ cat &gt; m2.txt</text:p>
      <text:p text:style-name="Standard">This is second file^Z</text:p>
      <text:p text:style-name="Standard">[5]+ <text:s/>Stopped <text:s text:c="16"/>cat &gt; m2.txt</text:p>
      <text:p text:style-name="Standard">exam@debian:~/DAY2$ cd ..</text:p>
      <text:p text:style-name="Standard">exam@debian:~$ cd DAY3</text:p>
      <text:p text:style-name="Standard">exam@debian:~/DAY3$ cat &gt; c1.txt</text:p>
      <text:p text:style-name="Standard">This is first file^Z</text:p>
      <text:p text:style-name="Standard">[6]+ <text:s/>Stopped <text:s text:c="16"/>cat &gt; c1.txt</text:p>
      <text:p text:style-name="Standard">exam@debian:~/DAY3$ cat &gt; c2.txt</text:p>
      <text:p text:style-name="Standard">This is second file^Z</text:p>
      <text:p text:style-name="Standard">[7]+ <text:s/>Stopped <text:s text:c="16"/>cat &gt; c2.txt</text:p>
      <text:p text:style-name="Standard">exam@debian:~/DAY2$ cat &gt; m3.txt</text:p>
      <text:p text:style-name="Standard">this is merged file^Z</text:p>
      <text:p text:style-name="Standard">[8]+ <text:s/>Stopped <text:s text:c="16"/>cat &gt; m3.txt</text:p>
      <text:p text:style-name="Standard"/>
      <text:p text:style-name="Standard">exam@debian:~/DAY2$ cp m3.txt home/exam/fisat/DAY3/ c3.txt</text:p>
      <text:p text:style-name="Standard">cp: target 'c3.txt' is not a directory</text:p>
      <text:p text:style-name="Standard"/>
      <text:p text:style-name="Standard">exam@debian:~/FISAT$ pwd</text:p>
      <text:p text:style-name="Standard">/home/exam/FISAT</text:p>
      <text:p text:style-name="Standard"/>
      <text:p text:style-name="Standard">exam@debian:~/DAY2$ ls -l</text:p>
      <text:p text:style-name="Standard">total 0</text:p>
      <text:p text:style-name="Standard">-rw-r--r-- 1 exam exam 0 Oct <text:s/>8 10:22 m1.txt</text:p>
      <text:p text:style-name="Standard">-rw-r--r-- 1 exam exam 0 Oct <text:s/>8 10:22 m2.txt</text:p>
      <text:p text:style-name="Standard">-rw-r--r-- 1 exam exam 0 Oct <text:s/>8 10:35 m3.txt</text:p>
      <text:p text:style-name="Standard"/>
      <text:p text:style-name="Standard"/>
      <text:p text:style-name="P1"><text:soft-page-break/>exam@debian:~/DAY2$ cat m1.txt m2.txt &gt; m3.txt</text:p>
      <text:p text:style-name="P1">exam@debian:~/DAY2$ ls</text:p>
      <text:p text:style-name="P1">m1.txt <text:s/>m2.txt <text:s/>m3.txt</text:p>
      <text:p text:style-name="P1"/>
      <text:p text:style-name="P1">exam@debian:~/DAY2$ cp m3.txt home/exam/FISAT/DAY3 c3.txt</text:p>
      <text:p text:style-name="P1">cp: target 'c3.txt' is not a directory</text:p>
      <text:p text:style-name="P1"/>
      <text:p text:style-name="P1">exam@debian:~/DAY1$ chmod f1</text:p>
      <text:p text:style-name="P1">chmod: missing operand after ‘f1’</text:p>
      <text:p text:style-name="P1"/>
      <text:p text:style-name="P1">exam@debian:~/DAY1$ pwd</text:p>
      <text:p text:style-name="P1">/home/exam/DAY1</text:p>
      <text:p text:style-name="P1"/>
      <text:p text:style-name="P2">2).</text:p>
      <text:p text:style-name="P1">echo "Enter the menu"</text:p>
      <text:p text:style-name="P1">echo "1-circle"</text:p>
      <text:p text:style-name="P1">echo "2-Rectangle"</text:p>
      <text:p text:style-name="P1">echo "3-Triangle"</text:p>
      <text:p text:style-name="P1">echo "Enter the choice"</text:p>
      <text:p text:style-name="P1">read ch</text:p>
      <text:p text:style-name="P1">case $ch in</text:p>
      <text:p text:style-name="P1"><text:s text:c="7"/>1)echo "enter the values"</text:p>
      <text:p text:style-name="P1"><text:s text:c="9"/>read a</text:p>
      <text:p text:style-name="P1"><text:tab/> $ch= `expr <text:span text:style-name="T1">3.14 </text:span>* $a * $a`;; </text:p>
      <text:p text:style-name="P1"><text:s text:c="7"/>2)echo "Enter the length"</text:p>
      <text:p text:style-name="P1"><text:tab/>read l</text:p>
      <text:p text:style-name="P1"><text:tab/>echo "enter the breadth"</text:p>
      <text:p text:style-name="P1"><text:tab/>read b</text:p>
      <text:p text:style-name="P1"><text:tab/>$ch= `expr $l * $b`;;</text:p>
      <text:p text:style-name="P1"><text:s text:c="7"/>3)echo "Enter the values"</text:p>
      <text:p text:style-name="P1"><text:tab/> read t</text:p>
      <text:p text:style-name="P1"><text:tab/> $ch= `expr`;;</text:p>
      <text:p text:style-name="P1">esac</text:p>
      <text:p text:style-name="P1"/>
      <text:p text:style-name="P3">output</text:p>
      <text:p text:style-name="P3"/>
      <text:p text:style-name="P4">Enter the menu</text:p>
      <text:p text:style-name="P4">1-circle</text:p>
      <text:p text:style-name="P4">2-Rectangle</text:p>
      <text:p text:style-name="P4">3-Triangle</text:p>
      <text:p text:style-name="P4">Enter the choice</text:p>
      <text:p text:style-name="P4">2</text:p>
      <text:p text:style-name="P4">Enter the length</text:p>
      <text:p text:style-name="P4">4</text:p>
      <text:p text:style-name="P4">enter the breadth</text:p>
      <text:p text:style-name="P4">3</text:p>
      <text:p text:style-name="P4">expr: syntax error: unexpected argument ‘area.sh’</text:p>
      <text:p text:style-name="P4">area.sh: line 15: 2=: command not foun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0:16:26.621159517</meta:creation-date>
    <dc:date>2021-10-08T12:35:40.842601353</dc:date>
    <meta:editing-duration>PT8M22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2" meta:paragraph-count="89" meta:word-count="315" meta:character-count="2163" meta:non-whitespace-character-count="1758"/>
  </office:meta>
</office:document-meta>
</file>